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 office:value-type="string" calcext:value-type="string">
            <text:p>Beschreibung:</text:p>
          </table:table-cell>
          <table:table-cell office:value-type="string" calcext:value-type="string">
            <text:p>Stückpreis:</text:p>
          </table:table-cell>
          <table:table-cell office:value-type="string" calcext:value-type="string">
            <text:p>Modellnummer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string" calcext:value-type="string">
            <text:p>Transistor</text:p>
          </table:table-cell>
          <table:table-cell table:style-name="ce2" office:value-type="currency" office:currency="EUR" office:value="0.02" calcext:value-type="currency">
            <text:p>0,02 €</text:p>
          </table:table-cell>
          <table:table-cell table:style-name="ce1" office:value-type="string" calcext:value-type="string">
            <text:p>BC847 </text:p>
          </table:table-cell>
          <table:table-cell office:value-type="string" calcext:value-type="string">
            <text:p>Diotech</text:p>
          </table:table-cell>
          <table:table-cell office:value-type="string" calcext:value-type="string">
            <text:p>https://www.reichelt.de/de/de/shop/produkt/bipolartransistor_npn_45v_0_1a_0_25w_sot-23-219190</text:p>
          </table:table-cell>
        </table:table-row>
        <table:table-row table:style-name="ro1">
          <table:table-cell table:number-columns-repeated="2" office:value-type="string" calcext:value-type="string">
            <text:p>LED</text:p>
          </table:table-cell>
          <table:table-cell table:style-name="ce2" office:value-type="currency" office:currency="EUR" office:value="0.23" calcext:value-type="currency">
            <text:p>0,23 €</text:p>
          </table:table-cell>
          <table:table-cell office:value-type="string" calcext:value-type="string">
            <text:p>1206W2C-KHC-B</text:p>
          </table:table-cell>
          <table:table-cell office:value-type="string" calcext:value-type="string">
            <text:p>HuiYuan</text:p>
          </table:table-cell>
          <table:table-cell office:value-type="string" calcext:value-type="string">
            <text:p>https://www.reichelt.de/de/de/shop/produkt/led_smd_1206_weiss_560_mcd_120_-361551</text:p>
          </table:table-cell>
        </table:table-row>
        <table:table-row table:style-name="ro1">
          <table:table-cell/>
          <table:table-cell office:value-type="string" calcext:value-type="string">
            <text:p>Schalter</text:p>
          </table:table-cell>
          <table:table-cell table:formula="of:=7.5/200" office:value-type="float" office:value="0.0375" calcext:value-type="float">
            <text:p>0,0375</text:p>
          </table:table-cell>
          <table:table-cell office:value-type="string" calcext:value-type="string">
            <text:p>Wvxi-422</text:p>
          </table:table-cell>
          <table:table-cell office:value-type="string" calcext:value-type="string">
            <text:p>Wvxilyr</text:p>
          </table:table-cell>
          <table:table-cell office:value-type="string" calcext:value-type="string">
            <text:p><text:a xlink:href="https://www.amazon.de/Schiebeschalter-PCB-Panel-Nennspannung-Nennstrom-Stiftgröße/dp/B0FXGS4GTN/ref=sr_1_3_sspa?crid=3DTTUAXEOR6AR&amp;dib=eyJ2IjoiMSJ9.TOIdW6t6NlMMcj3CvctOOT2DKh6kf1-jckfDDClnegP9OG0dSnoSCoDY9CAhsyd3LuMRzNZXeRoBGuQ_DGCURu3DOpSvOiJpjh0yPcggluox1NpNZS_nx6YINfAoVt1WRwbkt7hkQkbv1HGs7DXgstofZ4SgUopzsagqb34ROH6gFupkbHzKoMhUfHDlm7Q1HQNsa27V3SvqPdg-oPcj8WFGTbTfkB8tLU7NLfau2l4xRf6YDDnSbTJ6XYL46QU1PDhFB8iAH24nh6PlhUVwuuphzdxOWPuwxoaPPA1b3-I.DW4W8npVaAZTJHBmfTWrCYcHWJaZ4XRbAYsRbnhVBRU&amp;dib_tag=se&amp;keywords=schiebeschalter&amp;qid=1766188390&amp;sprefix=schiebeschalte%2Caps%2C93&amp;sr=8-3-spons&amp;aref=PWOm243Fmd&amp;sp_csd=d2lkZ2V0TmFtZT1zcF9hdGY&amp;psc=1" xlink:type="simple">https://www.amazon.de/Schiebeschalter-PCB-Panel-Nennspannung-Nennstrom-Stiftgr%C3%B6%C3%9Fe/dp/B0FXGS4GTN/ref=sr_1_3_sspa?crid=3DTTUAXEOR6AR&amp;dib=eyJ2IjoiMSJ9.TOIdW6t6NlMMcj3CvctOOT2DKh6kf1-jckfDDClnegP9OG0dSnoSCoDY9CAhsyd3LuMRzNZXeRoBGuQ_DGCURu3DOpSvOiJpjh0yPcggluox1NpNZS_nx6YINfAoVt1WRwbkt7hkQkbv1HGs7DXgstofZ4SgUopzsagqb34ROH6gFupkbHzKoMhUfHDlm7Q1HQNsa27V3SvqPdg-oPcj8WFGTbTfkB8tLU7NLfau2l4xRf6YDDnSbTJ6XYL46QU1PDhFB8iAH24nh6PlhUVwuuphzdxOWPuwxoaPPA1b3-I.DW4W8npVaAZTJHBmfTWrCYcHWJaZ4XRbAYsRbnhVBRU&amp;dib_tag=se&amp;keywords=schiebeschalter&amp;qid=1766188390&amp;sprefix=schiebeschalte%2Caps%2C93&amp;sr=8-3-spons&amp;aref=PWOm243Fmd&amp;sp_csd=d2lkZ2V0TmFtZT1zcF9hdGY&amp;psc=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.00.0000</text:date>, <text:time style:data-style-name="N2" text:time-value="16:03:47.5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8T21:05:47.282000000</meta:creation-date>
    <dc:date>2025-12-19T16:05:16.980000000</dc:date>
    <meta:editing-duration>PT5M56S</meta:editing-duration>
    <meta:editing-cycles>5</meta:editing-cycles>
    <meta:generator>LibreOffice/7.2.5.2$Windows_X86_64 LibreOffice_project/499f9727c189e6ef3471021d6132d4c694f357e5</meta:generator>
    <meta:document-statistic meta:table-count="1" meta:cell-count="23" meta:object-count="0"/>
  </office:meta>
</office:document-meta>
</file>